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style:text-underline-style="none" officeooo:rsid="00173f77" officeooo:paragraph-rsid="00173f77" style:font-size-asian="8pt" style:font-size-complex="8pt"/>
    </style:style>
    <style:style style:name="P2" style:family="paragraph" style:parent-style-name="Standard">
      <style:text-properties style:font-name="Consolas" fo:font-size="8pt" style:text-underline-style="none" officeooo:rsid="001af6d1" officeooo:paragraph-rsid="001af6d1" style:font-size-asian="8pt" style:font-size-complex="8pt"/>
    </style:style>
    <style:style style:name="P3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4" style:family="paragraph" style:parent-style-name="Standard">
      <style:text-properties style:font-name="Consolas" fo:font-size="8pt" style:text-underline-style="none" officeooo:rsid="001ee614" officeooo:paragraph-rsid="001ee614" style:font-size-asian="8pt" style:font-size-complex="8pt"/>
    </style:style>
    <style:style style:name="P5" style:family="paragraph" style:parent-style-name="Standard"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6" style:family="paragraph" style:parent-style-name="Standard">
      <style:text-properties style:font-name="Consolas" fo:font-size="8pt" style:text-underline-style="none" officeooo:rsid="00200bfe" officeooo:paragraph-rsid="00200bfe" style:font-size-asian="8pt" style:font-size-complex="8pt"/>
    </style:style>
    <style:style style:name="P7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8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9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10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af6d1" officeooo:paragraph-rsid="001af6d1" style:font-size-asian="8pt" style:font-size-complex="8pt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T1" style:family="text">
      <style:text-properties officeooo:rsid="00193c51"/>
    </style:style>
    <style:style style:name="T2" style:family="text">
      <style:text-properties officeooo:rsid="0022b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-Schema <text:span text:style-name="T1">der statischen Produktdaten</text:span></text:p>
      <text:p text:style-name="P1"/>
      <text:p text:style-name="P1"/>
      <text:p text:style-name="P2">{</text:p>
      <text:p text:style-name="P2"><text:s text:c="4"/>"$schema": "http://json-schema.org/draft-04/schema#",</text:p>
      <text:p text:style-name="P2"><text:s text:c="4"/>"type": "object",</text:p>
      <text:p text:style-name="P2"><text:s text:c="4"/>"properties": {</text:p>
      <text:p text:style-name="P2"><text:s text:c="8"/>"roomtype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subMenuText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,</text:p>
      <text:p text:style-name="P2"><text:s text:c="20"/>"capacity": {</text:p>
      <text:p text:style-name="P2"><text:s text:c="24"/>"type": "integer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subMenuText",</text:p>
      <text:p text:style-name="P2"><text:s text:c="20"/>"listText",</text:p>
      <text:p text:style-name="P2"><text:s text:c="20"/>"pricingBasisText",</text:p>
      <text:p text:style-name="P2"><text:s text:c="20"/>"capacity"</text:p>
      <text:p text:style-name="P2"><text:s text:c="16"/>]</text:p>
      <text:p text:style-name="P2"><text:s text:c="12"/>}</text:p>
      <text:p text:style-name="P2"><text:s text:c="8"/>},</text:p>
      <text:p text:style-name="P2"><text:s text:c="8"/>"boarding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,</text:p>
      <text:p text:style-name="P2"><text:s text:c="8"/>"special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oft-page-break/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</text:p>
      <text:p text:style-name="P2"><text:s text:c="4"/>},</text:p>
      <text:p text:style-name="P2"><text:s text:c="4"/>"required": [</text:p>
      <text:p text:style-name="P2"><text:s text:c="8"/>"roomtypes",</text:p>
      <text:p text:style-name="P2"><text:s text:c="8"/>"boardings",</text:p>
      <text:p text:style-name="P2"><text:s text:c="8"/>"specials"</text:p>
      <text:p text:style-name="P2"><text:s text:c="4"/>]</text:p>
      <text:p text:style-name="P2">}</text:p>
      <text:p text:style-name="P2"/>
      <text:p text:style-name="P11"/>
      <text:p text:style-name="P2"/>
      <text:p text:style-name="P3">JSON Schema der Preise und Verfügbarkeiten</text:p>
      <text:p text:style-name="P3"/>
      <text:p text:style-name="P3">{</text:p>
      <text:p text:style-name="P3"><text:s text:c="4"/>"$schema": "http://json-schema.org/draft-04/schema#",</text:p>
      <text:p text:style-name="P3"><text:s text:c="4"/>"type": "array",</text:p>
      <text:p text:style-name="P3"><text:s text:c="4"/>"items": {</text:p>
      <text:p text:style-name="P3"><text:s text:c="8"/>"type": "object",</text:p>
      <text:p text:style-name="P3"><text:s text:c="8"/>"properties": {</text:p>
      <text:p text:style-name="P3"><text:s text:c="12"/>"identifier": {</text:p>
      <text:p text:style-name="P3"><text:s text:c="16"/>"type": "string"</text:p>
      <text:p text:style-name="P3"><text:s text:c="12"/>},</text:p>
      <text:p text:style-name="P3"><text:s text:c="12"/>"price": {</text:p>
      <text:p text:style-name="P3"><text:s text:c="16"/>"type": "string"</text:p>
      <text:p text:style-name="P3"><text:s text:c="12"/>}</text:p>
      <text:p text:style-name="P3"><text:s text:c="8"/>},</text:p>
      <text:p text:style-name="P3"><text:s text:c="8"/>"required": [</text:p>
      <text:p text:style-name="P3"><text:s text:c="12"/>"identifier",</text:p>
      <text:p text:style-name="P3"><text:s text:c="12"/>"price"</text:p>
      <text:p text:style-name="P3"><text:s text:c="8"/>]</text:p>
      <text:p text:style-name="P3"><text:s text:c="4"/>}</text:p>
      <text:p text:style-name="P3">}</text:p>
      <text:p text:style-name="P12"/>
      <text:p text:style-name="P3"/>
      <text:p text:style-name="P4">JSON Schema des Warenkorbs</text:p>
      <text:p text:style-name="P4"/>
      <text:p text:style-name="P5">{</text:p>
      <text:p text:style-name="P5"><text:s text:c="4"/>"$schema": "http://json-schema.org/draft-04/schema#",</text:p>
      <text:p text:style-name="P5"><text:s text:c="4"/>"type": "object",</text:p>
      <text:p text:style-name="P5"><text:s text:c="4"/>"properties": {</text:p>
      <text:p text:style-name="P5"><text:s text:c="8"/>"checkInDate": {</text:p>
      <text:p text:style-name="P5"><text:s text:c="12"/>"type": "string"</text:p>
      <text:p text:style-name="P5"><text:s text:c="8"/>},</text:p>
      <text:p text:style-name="P5"><text:s text:c="8"/>"checkOutDate": {</text:p>
      <text:p text:style-name="P5"><text:s text:c="12"/>"type": "string"</text:p>
      <text:p text:style-name="P5"><text:s text:c="8"/>},</text:p>
      <text:p text:style-name="P5"><text:s text:c="8"/>"items": {</text:p>
      <text:p text:style-name="P5"><text:s text:c="12"/>"type": "array",</text:p>
      <text:p text:style-name="P5"><text:s text:c="12"/>"items": {</text:p>
      <text:p text:style-name="P5"><text:s text:c="16"/>"type": "object",</text:p>
      <text:p text:style-name="P5"><text:s text:c="16"/>"properties": {</text:p>
      <text:p text:style-name="P5"><text:s text:c="20"/>"roomTypeIdentifier": {</text:p>
      <text:p text:style-name="P5"><text:s text:c="24"/>"type": "string"</text:p>
      <text:p text:style-name="P5"><text:s text:c="20"/>},</text:p>
      <text:p text:style-name="P5"><text:s text:c="20"/>"roomTypeQuantity": {</text:p>
      <text:p text:style-name="P5"><text:s text:c="24"/>"type": "integer"</text:p>
      <text:p text:style-name="P5"><text:s text:c="20"/>},</text:p>
      <text:p text:style-name="P5"><text:s text:c="20"/>"boardingIdentifier": {</text:p>
      <text:p text:style-name="P5"><text:s text:c="24"/>"type": "string"</text:p>
      <text:p text:style-name="P5"><text:s text:c="20"/>},</text:p>
      <text:p text:style-name="P5"><text:s text:c="20"/>"specialsIdentifier": {</text:p>
      <text:p text:style-name="P5"><text:s text:c="24"/>"type": "string"</text:p>
      <text:p text:style-name="P5"><text:s text:c="20"/>}</text:p>
      <text:p text:style-name="P5"><text:s text:c="16"/>},</text:p>
      <text:p text:style-name="P5"><text:soft-page-break/><text:s text:c="16"/>"required": [</text:p>
      <text:p text:style-name="P5"><text:s text:c="20"/>"roomTypeIdentifier",</text:p>
      <text:p text:style-name="P5"><text:s text:c="20"/>"roomTypeQuantity",</text:p>
      <text:p text:style-name="P5"><text:s text:c="20"/>"boardingIdentifier",</text:p>
      <text:p text:style-name="P5"><text:s text:c="20"/>"specialsIdentifier"</text:p>
      <text:p text:style-name="P5"><text:s text:c="16"/>]</text:p>
      <text:p text:style-name="P5"><text:s text:c="12"/>}</text:p>
      <text:p text:style-name="P5"><text:s text:c="8"/>}</text:p>
      <text:p text:style-name="P5"><text:s text:c="4"/>},</text:p>
      <text:p text:style-name="P5"><text:s text:c="4"/>"required": [</text:p>
      <text:p text:style-name="P5"><text:s text:c="8"/>"checkInDate",</text:p>
      <text:p text:style-name="P5"><text:s text:c="8"/>"checkOutDate",</text:p>
      <text:p text:style-name="P5"><text:s text:c="8"/>"items"</text:p>
      <text:p text:style-name="P5"><text:s text:c="4"/>]</text:p>
      <text:p text:style-name="P5">}</text:p>
      <text:p text:style-name="P13"/>
      <text:p text:style-name="P5"/>
      <text:p text:style-name="P6">JSON Schema des Gesamtpreises</text:p>
      <text:p text:style-name="P6"/>
      <text:p text:style-name="P7">{</text:p>
      <text:p text:style-name="P7"><text:s text:c="4"/>"$schema": "http://json-schema.org/draft-04/schema#",</text:p>
      <text:p text:style-name="P7"><text:s text:c="4"/>"type": "number"</text:p>
      <text:p text:style-name="P7">}</text:p>
      <text:p text:style-name="P14"/>
      <text:p text:style-name="P7"/>
      <text:p text:style-name="P7">JSON Schema des Warenkorbs <text:span text:style-name="T2">mit Nutzerdaten </text:span></text:p>
      <text:p text:style-name="P7"/>
      <text:p text:style-name="P8">{</text:p>
      <text:p text:style-name="P8"><text:s text:c="4"/>"$schema": "http://json-schema.org/draft-04/schema#",</text:p>
      <text:p text:style-name="P8"><text:s text:c="4"/>"type": "object",</text:p>
      <text:p text:style-name="P8"><text:s text:c="4"/>"properties": {</text:p>
      <text:p text:style-name="P8"><text:s text:c="8"/>"checkInDate": {</text:p>
      <text:p text:style-name="P8"><text:s text:c="12"/>"type": "string"</text:p>
      <text:p text:style-name="P8"><text:s text:c="8"/>},</text:p>
      <text:p text:style-name="P8"><text:s text:c="8"/>"checkOutDate": {</text:p>
      <text:p text:style-name="P8"><text:s text:c="12"/>"type": "string"</text:p>
      <text:p text:style-name="P8"><text:s text:c="8"/>},</text:p>
      <text:p text:style-name="P8"><text:s text:c="8"/>"userFirstName": {</text:p>
      <text:p text:style-name="P8"><text:s text:c="12"/>"type": "string"</text:p>
      <text:p text:style-name="P8"><text:s text:c="8"/>},</text:p>
      <text:p text:style-name="P8"><text:s text:c="8"/>"userLastName": {</text:p>
      <text:p text:style-name="P8"><text:s text:c="12"/>"type": "string"</text:p>
      <text:p text:style-name="P8"><text:s text:c="8"/>},</text:p>
      <text:p text:style-name="P8"><text:s text:c="8"/>"userBirthDate": {</text:p>
      <text:p text:style-name="P8"><text:s text:c="12"/>"type": "string"</text:p>
      <text:p text:style-name="P8"><text:s text:c="8"/>},</text:p>
      <text:p text:style-name="P8"><text:s text:c="8"/>"userAddress": {</text:p>
      <text:p text:style-name="P8"><text:s text:c="12"/>"type": "string"</text:p>
      <text:p text:style-name="P8"><text:s text:c="8"/>},</text:p>
      <text:p text:style-name="P8"><text:s text:c="8"/>"userPlz": {</text:p>
      <text:p text:style-name="P8"><text:s text:c="12"/>"type": "string"</text:p>
      <text:p text:style-name="P8"><text:s text:c="8"/>},</text:p>
      <text:p text:style-name="P8"><text:s text:c="8"/>"userEmail": {</text:p>
      <text:p text:style-name="P8"><text:s text:c="12"/>"type": "string"</text:p>
      <text:p text:style-name="P8"><text:s text:c="8"/>},</text:p>
      <text:p text:style-name="P8"><text:s text:c="8"/>"alternateCheck": {</text:p>
      <text:p text:style-name="P8"><text:s text:c="12"/>"type": "boolean"</text:p>
      <text:p text:style-name="P8"><text:s text:c="8"/>},</text:p>
      <text:p text:style-name="P8"><text:s text:c="8"/>"userFirstNameAlternate": {</text:p>
      <text:p text:style-name="P8"><text:s text:c="12"/>"type": "string"</text:p>
      <text:p text:style-name="P8"><text:s text:c="8"/>},</text:p>
      <text:p text:style-name="P8"><text:s text:c="8"/>"userLastNameAlternate": {</text:p>
      <text:p text:style-name="P8"><text:s text:c="12"/>"type": "string"</text:p>
      <text:p text:style-name="P8"><text:s text:c="8"/>},</text:p>
      <text:p text:style-name="P8"><text:s text:c="8"/>"userBirthDateAlternate": {</text:p>
      <text:p text:style-name="P8"><text:s text:c="12"/>"type": "string"</text:p>
      <text:p text:style-name="P8"><text:s text:c="8"/>},</text:p>
      <text:p text:style-name="P8"><text:s text:c="8"/>"userAddressAlternate": {</text:p>
      <text:p text:style-name="P8"><text:s text:c="12"/>"type": "string"</text:p>
      <text:p text:style-name="P8"><text:s text:c="8"/>},</text:p>
      <text:p text:style-name="P8"><text:s text:c="8"/>"userPlzAlternate": {</text:p>
      <text:p text:style-name="P8"><text:s text:c="12"/>"type": "string"</text:p>
      <text:p text:style-name="P8"><text:soft-page-break/><text:s text:c="8"/>},</text:p>
      <text:p text:style-name="P8"><text:s text:c="8"/>"userEmailAlternate": {</text:p>
      <text:p text:style-name="P8"><text:s text:c="12"/>"type": "string"</text:p>
      <text:p text:style-name="P8"><text:s text:c="8"/>},</text:p>
      <text:p text:style-name="P8"><text:s text:c="8"/>"items": {</text:p>
      <text:p text:style-name="P8"><text:s text:c="12"/>"type": "array",</text:p>
      <text:p text:style-name="P8"><text:s text:c="12"/>"items": {</text:p>
      <text:p text:style-name="P8"><text:s text:c="16"/>"type": "object",</text:p>
      <text:p text:style-name="P8"><text:s text:c="16"/>"properties": {</text:p>
      <text:p text:style-name="P8"><text:s text:c="20"/>"roomTypeIdentifier": {</text:p>
      <text:p text:style-name="P8"><text:s text:c="24"/>"type": "string"</text:p>
      <text:p text:style-name="P8"><text:s text:c="20"/>},</text:p>
      <text:p text:style-name="P8"><text:s text:c="20"/>"roomTypeQuantity": {</text:p>
      <text:p text:style-name="P8"><text:s text:c="24"/>"type": "integer"</text:p>
      <text:p text:style-name="P8"><text:s text:c="20"/>},</text:p>
      <text:p text:style-name="P8"><text:s text:c="20"/>"boardingIdentifier": {</text:p>
      <text:p text:style-name="P8"><text:s text:c="24"/>"type": "string"</text:p>
      <text:p text:style-name="P8"><text:s text:c="20"/>},</text:p>
      <text:p text:style-name="P8"><text:s text:c="20"/>"specialsIdentifier": {</text:p>
      <text:p text:style-name="P8"><text:s text:c="24"/>"type": "string"</text:p>
      <text:p text:style-name="P8"><text:s text:c="20"/>}</text:p>
      <text:p text:style-name="P8"><text:s text:c="16"/>},</text:p>
      <text:p text:style-name="P8"><text:s text:c="16"/>"required": [</text:p>
      <text:p text:style-name="P8"><text:s text:c="20"/>"roomTypeIdentifier",</text:p>
      <text:p text:style-name="P8"><text:s text:c="20"/>"roomTypeQuantity",</text:p>
      <text:p text:style-name="P8"><text:s text:c="20"/>"boardingIdentifier",</text:p>
      <text:p text:style-name="P8"><text:s text:c="20"/>"specialsIdentifier"</text:p>
      <text:p text:style-name="P8"><text:s text:c="16"/>]</text:p>
      <text:p text:style-name="P8"><text:s text:c="12"/>}</text:p>
      <text:p text:style-name="P8"><text:s text:c="8"/>}</text:p>
      <text:p text:style-name="P8"><text:s text:c="4"/>},</text:p>
      <text:p text:style-name="P8"><text:s text:c="4"/>"required": [</text:p>
      <text:p text:style-name="P8"><text:s text:c="8"/>"checkInDate",</text:p>
      <text:p text:style-name="P8"><text:s text:c="8"/>"checkOutDate",</text:p>
      <text:p text:style-name="P8"><text:s text:c="8"/>"userFirstName",</text:p>
      <text:p text:style-name="P8"><text:s text:c="8"/>"userLastName",</text:p>
      <text:p text:style-name="P8"><text:s text:c="8"/>"userBirthDate",</text:p>
      <text:p text:style-name="P8"><text:s text:c="8"/>"userAddress",</text:p>
      <text:p text:style-name="P8"><text:s text:c="8"/>"userPlz",</text:p>
      <text:p text:style-name="P8"><text:s text:c="8"/>"userEmail",</text:p>
      <text:p text:style-name="P8"><text:s text:c="8"/>"alternateCheck",</text:p>
      <text:p text:style-name="P8"><text:s text:c="8"/>"userFirstNameAlternate",</text:p>
      <text:p text:style-name="P8"><text:s text:c="8"/>"userLastNameAlternate",</text:p>
      <text:p text:style-name="P8"><text:s text:c="8"/>"userBirthDateAlternate",</text:p>
      <text:p text:style-name="P8"><text:s text:c="8"/>"userAddressAlternate",</text:p>
      <text:p text:style-name="P8"><text:s text:c="8"/>"userPlzAlternate",</text:p>
      <text:p text:style-name="P8"><text:s text:c="8"/>"userEmailAlternate",</text:p>
      <text:p text:style-name="P8"><text:s text:c="8"/>"items"</text:p>
      <text:p text:style-name="P8"><text:s text:c="4"/>]</text:p>
      <text:p text:style-name="P8">}</text:p>
      <text:p text:style-name="P15"/>
      <text:p text:style-name="P8"/>
      <text:p text:style-name="P9">InitialDataController.php</text:p>
      <text:p text:style-name="P9"/>
      <text:p text:style-name="P9">&lt;?php</text:p>
      <text:p text:style-name="P9"/>
      <text:p text:style-name="P9">namespace AppBundle\Controller;</text:p>
      <text:p text:style-name="P9"/>
      <text:p text:style-name="P9">use Sensio\Bundle\FrameworkExtraBundle\Configuration\Route;</text:p>
      <text:p text:style-name="P9">use Symfony\Bundle\FrameworkBundle\Controller\Controller;</text:p>
      <text:p text:style-name="P9">use Symfony\Component\HttpFoundation\Request;</text:p>
      <text:p text:style-name="P9">use Symfony\Component\HttpFoundation\Response;</text:p>
      <text:p text:style-name="P9">use AppBundle\Entity\Product;</text:p>
      <text:p text:style-name="P9">use AppBundle\Entity\RoomType;</text:p>
      <text:p text:style-name="P9">use AppBundle\Entity\AdditionalProduct;</text:p>
      <text:p text:style-name="P9">use AppBundle\Entity\AdditionalProductCategory;</text:p>
      <text:p text:style-name="P9"/>
      <text:p text:style-name="P9">class InitialDataController extends Controller {</text:p>
      <text:p text:style-name="P9"/>
      <text:p text:style-name="P9"><text:s text:c="4"/>/**</text:p>
      <text:p text:style-name="P9"><text:s text:c="5"/>* @Route("/api/v1/initialdata", name="initialdata_v1")</text:p>
      <text:p text:style-name="P9"><text:s text:c="5"/>*/</text:p>
      <text:p text:style-name="P9"><text:soft-page-break/><text:s text:c="4"/>public function initialDataAction_v1(Request $request) {</text:p>
      <text:p text:style-name="P9"/>
      <text:p text:style-name="P9"><text:s text:c="8"/>$em = $this-&gt;getDoctrine()-&gt;getManager();</text:p>
      <text:p text:style-name="P9"/>
      <text:p text:style-name="P9"><text:s text:c="8"/>$query = $em-&gt;createQuery('</text:p>
      <text:p text:style-name="P9"><text:s text:c="16"/>SELECT </text:p>
      <text:p text:style-name="P9"><text:s text:c="16"/></text:p>
      <text:p text:style-name="P9"><text:s text:c="16"/>p.identifier , </text:p>
      <text:p text:style-name="P9"><text:s text:c="16"/>p.subMenuText , </text:p>
      <text:p text:style-name="P9"><text:s text:c="16"/>p.listText , </text:p>
      <text:p text:style-name="P9"><text:s text:c="16"/>p.pricingBasisText , </text:p>
      <text:p text:style-name="P9"><text:s text:c="16"/>p.capacity </text:p>
      <text:p text:style-name="P9"><text:s text:c="17"/></text:p>
      <text:p text:style-name="P9"><text:s text:c="16"/>FROM AppBundle:RoomType p</text:p>
      <text:p text:style-name="P9"><text:tab/><text:tab/></text:p>
      <text:p text:style-name="P9"><text:tab/><text:tab/>ORDER BY p.positionInSubMenu ASC</text:p>
      <text:p text:style-name="P9"><text:s text:c="16"/></text:p>
      <text:p text:style-name="P9"><text:s text:c="16"/>');</text:p>
      <text:p text:style-name="P9"/>
      <text:p text:style-name="P9"><text:s text:c="8"/>$roomtypes = $query-&gt;getResult();</text:p>
      <text:p text:style-name="P9"/>
      <text:p text:style-name="P9"><text:s text:c="8"/>$query = $em-&gt;createQuery("</text:p>
      <text:p text:style-name="P9"><text:s text:c="16"/>SELECT </text:p>
      <text:p text:style-name="P9"><text:s text:c="16"/></text:p>
      <text:p text:style-name="P9"><text:s text:c="16"/>a.identifier , </text:p>
      <text:p text:style-name="P9"><text:s text:c="16"/></text:p>
      <text:p text:style-name="P9"><text:s text:c="16"/>a.listText , </text:p>
      <text:p text:style-name="P9"><text:s text:c="16"/>a.pricingBasisText <text:s/></text:p>
      <text:p text:style-name="P9"><text:s text:c="16"/></text:p>
      <text:p text:style-name="P9"><text:s text:c="16"/>FROM AppBundle:AdditionalProduct a</text:p>
      <text:p text:style-name="P9"><text:s text:c="16"/>JOIN a.additionalproductcategory p</text:p>
      <text:p text:style-name="P9"><text:s text:c="16"/>WHERE p.identifier = 'boardings'</text:p>
      <text:p text:style-name="P9"><text:tab/><text:tab/></text:p>
      <text:p text:style-name="P9"><text:tab/><text:tab/>ORDER BY a.positionInList ASC</text:p>
      <text:p text:style-name="P9"><text:s text:c="16"/></text:p>
      <text:p text:style-name="P9"><text:s text:c="16"/>");</text:p>
      <text:p text:style-name="P9"/>
      <text:p text:style-name="P9"><text:s text:c="8"/>$boardings = $query-&gt;getResult();</text:p>
      <text:p text:style-name="P9"/>
      <text:p text:style-name="P9"><text:s text:c="8"/>$query = $em-&gt;createQuery("</text:p>
      <text:p text:style-name="P9"><text:s text:c="16"/>SELECT </text:p>
      <text:p text:style-name="P9"><text:s text:c="16"/></text:p>
      <text:p text:style-name="P9"><text:s text:c="16"/>a.identifier , </text:p>
      <text:p text:style-name="P9"><text:s text:c="16"/></text:p>
      <text:p text:style-name="P9"><text:s text:c="16"/>a.listText , </text:p>
      <text:p text:style-name="P9"><text:s text:c="16"/>a.pricingBasisText</text:p>
      <text:p text:style-name="P9"><text:s text:c="16"/></text:p>
      <text:p text:style-name="P9"><text:s text:c="16"/>FROM AppBundle:AdditionalProduct a</text:p>
      <text:p text:style-name="P9"><text:s text:c="16"/>JOIN a.additionalproductcategory p</text:p>
      <text:p text:style-name="P9"><text:s text:c="16"/>WHERE p.identifier = 'specials'</text:p>
      <text:p text:style-name="P9"><text:tab/><text:tab/></text:p>
      <text:p text:style-name="P9"><text:tab/><text:tab/>ORDER BY a.positionInList ASC</text:p>
      <text:p text:style-name="P9"><text:s text:c="16"/></text:p>
      <text:p text:style-name="P9"><text:s text:c="16"/>");</text:p>
      <text:p text:style-name="P9"/>
      <text:p text:style-name="P9"><text:s text:c="8"/>$specials = $query-&gt;getResult();</text:p>
      <text:p text:style-name="P9"/>
      <text:p text:style-name="P9"/>
      <text:p text:style-name="P9"><text:s text:c="8"/>$products = array(</text:p>
      <text:p text:style-name="P9"><text:s text:c="12"/>'roomtypes' =&gt; $roomtypes,</text:p>
      <text:p text:style-name="P9"><text:s text:c="12"/>'boardings' =&gt; $boardings,</text:p>
      <text:p text:style-name="P9"><text:s text:c="12"/>'specials' =&gt; $specials</text:p>
      <text:p text:style-name="P9"><text:s text:c="8"/>);</text:p>
      <text:p text:style-name="P9"/>
      <text:p text:style-name="P9"><text:s text:c="8"/>$productsJSON = json_encode($products, 320); // 320 : 0000000101000000 = 256 + 64 : <text:tab/><text:tab/> <text:tab/>JSON_UNESCAPED_SLASHES =&gt; 64 + JSON_UNESCAPED_UNICODE =&gt; 256</text:p>
      <text:p text:style-name="P9"/>
      <text:p text:style-name="P9"><text:s text:c="8"/>$resp = new Response($productsJSON);</text:p>
      <text:p text:style-name="P9"><text:s text:c="8"/>$resp-&gt;headers-&gt;set('Content-Type', 'application/json ; charset=utf-8');</text:p>
      <text:p text:style-name="P9"/>
      <text:p text:style-name="P9"><text:s text:c="8"/>return $resp;</text:p>
      <text:p text:style-name="P9"><text:s text:c="4"/>}</text:p>
      <text:p text:style-name="P9"><text:soft-page-break/></text:p>
      <text:p text:style-name="P9">}</text:p>
      <text:p text:style-name="P16"/>
      <text:p text:style-name="P9"/>
      <text:p text:style-name="P10">TotalPriceController.php</text:p>
      <text:p text:style-name="P10"/>
      <text:p text:style-name="P10">&lt;?php</text:p>
      <text:p text:style-name="P10"/>
      <text:p text:style-name="P10">namespace AppBundle\Controller;</text:p>
      <text:p text:style-name="P10"/>
      <text:p text:style-name="P10">use Sensio\Bundle\FrameworkExtraBundle\Configuration\Route;</text:p>
      <text:p text:style-name="P10">use Symfony\Bundle\FrameworkBundle\Controller\Controller;</text:p>
      <text:p text:style-name="P10">use Symfony\Component\HttpFoundation\Request;</text:p>
      <text:p text:style-name="P10">use Symfony\Component\HttpFoundation\Response;</text:p>
      <text:p text:style-name="P10">use AppBundle\Entity\Cart;</text:p>
      <text:p text:style-name="P10">use AppBundle\Entity\Item;</text:p>
      <text:p text:style-name="P10">use AppBundle;</text:p>
      <text:p text:style-name="P10"/>
      <text:p text:style-name="P10">class TotalPriceController extends Controller {</text:p>
      <text:p text:style-name="P10"/>
      <text:p text:style-name="P10"><text:s text:c="4"/>/**</text:p>
      <text:p text:style-name="P10"><text:s text:c="5"/>* @Route("/api/v1/totalPrice", name="totalPrice_v1")</text:p>
      <text:p text:style-name="P10"><text:s text:c="5"/>*/</text:p>
      <text:p text:style-name="P10"><text:s text:c="4"/>public function totalPriceAction_v1(Request $request) {</text:p>
      <text:p text:style-name="P10"/>
      <text:p text:style-name="P10"><text:s text:c="8"/>$input = $request-&gt;getContent();</text:p>
      <text:p text:style-name="P10"/>
      <text:p text:style-name="P10"><text:s text:c="8"/>$em = $this-&gt;getDoctrine()-&gt;getManager();</text:p>
      <text:p text:style-name="P10"/>
      <text:p text:style-name="P10"><text:s text:c="8"/>if (</text:p>
      <text:p text:style-name="P10"><text:s text:c="16"/>(!$input)</text:p>
      <text:p text:style-name="P10"><text:s text:c="8"/>) {</text:p>
      <text:p text:style-name="P10"/>
      <text:p text:style-name="P10"/>
      <text:p text:style-name="P10"><text:s text:c="12"/>$resp = new Response(</text:p>
      <text:p text:style-name="P10"><text:s text:c="20"/>"Malformed request syntax. "</text:p>
      <text:p text:style-name="P10"><text:s text:c="20"/>. " "</text:p>
      <text:p text:style-name="P10"><text:s text:c="12"/>);</text:p>
      <text:p text:style-name="P10"><text:s text:c="12"/>$resp-&gt;setStatusCode(Response::HTTP_BAD_REQUEST);</text:p>
      <text:p text:style-name="P10"><text:s text:c="12"/>$resp-&gt;headers-&gt;set('Content-Type', 'Content-Type: text/html; charset=utf-8');</text:p>
      <text:p text:style-name="P10"><text:s text:c="12"/>return $resp;</text:p>
      <text:p text:style-name="P10"><text:s text:c="8"/>}</text:p>
      <text:p text:style-name="P10"/>
      <text:p text:style-name="P10"><text:s text:c="8"/>$input_sanitized = str_replace(array("\n", "\t", "\r"), '', $input); // remove newlines , tabs , carriage <text:tab/><text:tab/><text:tab/><text:tab/><text:tab/><text:tab/><text:tab/><text:tab/><text:tab/><text:tab/>return</text:p>
      <text:p text:style-name="P10"/>
      <text:p text:style-name="P10"><text:s text:c="8"/>$json_decoded = json_decode($input_sanitized, false); // false -&gt; object , true -&gt; array</text:p>
      <text:p text:style-name="P10"/>
      <text:p text:style-name="P10"><text:s text:c="8"/>$c = new Cart();</text:p>
      <text:p text:style-name="P10"><text:s text:c="8"/>$c-&gt;setCheckInDate($json_decoded-&gt;checkInDate);</text:p>
      <text:p text:style-name="P10"><text:s text:c="8"/>$c-&gt;setCheckOutDate($json_decoded-&gt;checkOutDate);</text:p>
      <text:p text:style-name="P10"><text:s text:c="8"/>foreach ($json_decoded-&gt;items as $item) {</text:p>
      <text:p text:style-name="P10"><text:s text:c="12"/>$i = new Item();</text:p>
      <text:p text:style-name="P10"><text:s text:c="12"/>$i-&gt;setRoomTypeIdentifier($item-&gt;roomTypeIdentifier);</text:p>
      <text:p text:style-name="P10"><text:s text:c="12"/>$i-&gt;setRoomTypeQuantity($item-&gt;roomTypeQuantity);</text:p>
      <text:p text:style-name="P10"><text:s text:c="12"/>$i-&gt;setBoardingIdentifier($item-&gt;boardingIdentifier);</text:p>
      <text:p text:style-name="P10"><text:s text:c="12"/>$i-&gt;setSpecialIdentifier($item-&gt;specialsIdentifier);</text:p>
      <text:p text:style-name="P10"><text:s text:c="12"/>$c-&gt;addItem($i);</text:p>
      <text:p text:style-name="P10"><text:s text:c="8"/>}</text:p>
      <text:p text:style-name="P10"/>
      <text:p text:style-name="P10"><text:s text:c="8"/>$totalPrice = $em-&gt;getRepository('AppBundle:Cart')-&gt;calculateTotalPrice($c); // Zugriff über <text:tab/><text:tab/><text:tab/><text:tab/><text:tab/><text:tab/><text:tab/><text:tab/><text:tab/><text:tab/><text:tab/><text:tab/><text:tab/>EntityRepository</text:p>
      <text:p text:style-name="P10"/>
      <text:p text:style-name="P10"><text:s text:c="8"/>$totalPriceJSON = json_encode($totalPrice, 320); // 320 : 0000000101000000 = 256 + 64 : <text:tab/><text:tab/>JSON_UNESCAPED_SLASHES =&gt; 64 + JSON_UNESCAPED_UNICODE =&gt; 256</text:p>
      <text:p text:style-name="P10"/>
      <text:p text:style-name="P10"><text:s text:c="8"/>$resp = new Response($totalPriceJSON);</text:p>
      <text:p text:style-name="P10"><text:s text:c="8"/>$resp-&gt;headers-&gt;set('Content-Type', 'application/json ; charset=utf-8');</text:p>
      <text:p text:style-name="P10"/>
      <text:p text:style-name="P10"><text:s text:c="8"/>return $resp;</text:p>
      <text:p text:style-name="P10"><text:s text:c="4"/>}</text:p>
      <text:p text:style-name="P10"/>
      <text:p text:style-name="P10"><text:soft-page-break/>}</text:p>
      <text:p text:style-name="P17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41S</meta:editing-duration>
    <meta:editing-cycles>24</meta:editing-cycles>
    <meta:generator>LibreOffice/5.1.2.2$Windows_X86_64 LibreOffice_project/d3bf12ecb743fc0d20e0be0c58ca359301eb705f</meta:generator>
    <dc:date>2016-05-27T07:36:55.904000000</dc:date>
    <meta:document-statistic meta:table-count="0" meta:image-count="0" meta:object-count="0" meta:page-count="7" meta:paragraph-count="374" meta:word-count="708" meta:character-count="10883" meta:non-whitespace-character-count="6262"/>
    <meta:user-defined meta:name="Info 1"/>
    <meta:user-defined meta:name="Info 2"/>
    <meta:user-defined meta:name="Info 3"/>
    <meta:user-defined meta:name="Info 4"/>
  </office:meta>
</office:document-meta>
</file>